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46a" officeooo:paragraph-rsid="000b846a"/>
    </style:style>
    <style:style style:name="P2" style:family="paragraph" style:parent-style-name="Standard">
      <style:text-properties officeooo:rsid="000b846a" officeooo:paragraph-rsid="000d1e44"/>
    </style:style>
    <style:style style:name="P3" style:family="paragraph" style:parent-style-name="Standard">
      <style:text-properties officeooo:rsid="000b846a" officeooo:paragraph-rsid="000e28f4"/>
    </style:style>
    <style:style style:name="P4" style:family="paragraph" style:parent-style-name="Standard">
      <style:text-properties officeooo:rsid="000d1e44" officeooo:paragraph-rsid="000d1e44"/>
    </style:style>
    <style:style style:name="P5" style:family="paragraph" style:parent-style-name="Standard">
      <style:text-properties officeooo:rsid="000d1e44" officeooo:paragraph-rsid="000e28f4"/>
    </style:style>
    <style:style style:name="P6" style:family="paragraph" style:parent-style-name="Standard">
      <style:text-properties officeooo:rsid="000e28f4" officeooo:paragraph-rsid="000e28f4"/>
    </style:style>
    <style:style style:name="P7" style:family="paragraph" style:parent-style-name="Standard">
      <style:text-properties officeooo:rsid="000e28f4" officeooo:paragraph-rsid="000b846a"/>
    </style:style>
    <style:style style:name="P8" style:family="paragraph" style:parent-style-name="Standard">
      <style:text-properties officeooo:rsid="000ea520" officeooo:paragraph-rsid="000ea520"/>
    </style:style>
    <style:style style:name="P9" style:family="paragraph" style:parent-style-name="Standard">
      <style:paragraph-properties fo:break-before="page"/>
      <style:text-properties officeooo:rsid="000b846a" officeooo:paragraph-rsid="000d1e44"/>
    </style:style>
    <style:style style:name="T1" style:family="text">
      <style:text-properties officeooo:rsid="000d1e4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d1e44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eyboard evtest: </text:p>
      <text:p text:style-name="P1"/>
      <text:p text:style-name="P1">Event: time 1490948924.449061, type 4 (EV_MSC), code 4 (MSC_SCAN), value 1f</text:p>
      <text:p text:style-name="P1">Event: time 1490948924.449061, type 1 (<text:span text:style-name="T2">EV_KEY</text:span>), code 31 (KEY_S), value 1</text:p>
      <text:p text:style-name="P1">Event: time 1490948924.449061, -------------- SYN_REPORT ------------</text:p>
      <text:p text:style-name="P1"/>
      <text:p text:style-name="P6">[ WARN] [1490949588.552852337]: Unexpected key event; ev-&gt;code = 0x001f</text:p>
      <text:p text:style-name="P6"></text:p>
      <text:p text:style-name="P6">s[ INFO] [1490949588.631119553]: The LED pulse settings were changed; code=0x0004, value=0x0000001f</text:p>
      <text:p text:style-name="P1"/>
      <text:p text:style-name="P1">sEvent: time 1490948924.614954, type 4 (EV_MSC), code 4 (MSC_SCAN), value 1f</text:p>
      <text:p text:style-name="P1">Event: time 1490948924.614954, type 1 (EV_KEY), code 31 (KEY_S), value 0</text:p>
      <text:p text:style-name="P1">Event: time 1490948924.614954, -------------- SYN_REPORT ------------</text:p>
      <text:p text:style-name="P1"/>
      <text:p text:style-name="P6">[ WARN] [1490949588.631215108]: Unexpected key event; ev-&gt;code = 0x001f</text:p>
      <text:p text:style-name="P6"></text:p>
      <text:p text:style-name="P6">[ INFO] [1490949588.805460946]: The LED pulse settings were changed; code=0x0004, value=0x00000020</text:p>
      <text:p text:style-name="P1"/>
      <text:p text:style-name="P6">keys:</text:p>
      <text:p text:style-name="P6"/>
      <text:p text:style-name="P3"><text:span text:style-name="T1">Event: time 1490949086.323411, type 4 (</text:span><text:span text:style-name="T3">EV_MSC</text:span><text:span text:style-name="T1">), code 4 (MSC_SCAN), value 90001</text:span></text:p>
      <text:p text:style-name="P5">Event: time 1490949086.323411, type 1 (<text:span text:style-name="T2">EV_KEY</text:span>), code 272 (BTN_LEFT), value 1</text:p>
      <text:p text:style-name="P5">Event: time 1490949086.323411, -------------- SYN_REPORT ------------</text:p>
      <text:p text:style-name="P7"/>
      <text:p text:style-name="P3"><text:span text:style-name="T1">Event: time 1490949084.621317, type 2 (</text:span><text:span text:style-name="T3">EV_REL</text:span><text:span text:style-name="T1">), code 0 (REL_X), value -2</text:span></text:p>
      <text:p text:style-name="P3"><text:span text:style-name="T1">Event: time 1490949084.621317, type 2 (</text:span><text:span text:style-name="T3">EV_REL</text:span><text:span text:style-name="T1">), code 1 (REL_Y), value -1</text:span></text:p>
      <text:p text:style-name="P3"><text:span text:style-name="T1">Event: time 1490949084.621317, -------------- SYN_REPORT ------------</text:span></text:p>
      <text:p text:style-name="P6"/>
      <text:p text:style-name="P5">Event: time 1490949092.007219, type 2 (EV_REL), code 8 (REL_WHEEL), value 1</text:p>
      <text:p text:style-name="P5">Event: time 1490949092.007219, -------------- SYN_REPORT ------------</text:p>
      <text:p text:style-name="P1"/>
      <text:p text:style-name="P8">/dev/input/by-id/usb-Logitech_USB_Receiver-if02-event-mouse // ei töödanud</text:p>
      <text:p text:style-name="P8">/dev/input/by-id/usb-Logitech_USB_Receiver-if02-mouse</text:p>
      <text:p text:style-name="P8">/dev/input/by-path/pci-0000:00:1a.0-usb-0:1.2:1.2-event-mouse</text:p>
      <text:p text:style-name="P8">/dev/input/by-path/pci-0000:00:1a.0-usb-0:1.2:1.2-mouse</text:p>
      <text:p text:style-name="P8">/dev/input/by-path/platform-i8042-serio-1-event-mouse</text:p>
      <text:p text:style-name="P8">/dev/input/by-path/platform-i8042-serio-1-mouse</text:p>
      <text:p text:style-name="P8">/dev/input/by-path/platform-i8042-serio-2-event-mouse</text:p>
      <text:p text:style-name="P8">/dev/input/by-path/platform-i8042-serio-2-mouse</text:p>
      <text:p text:style-name="P9"><text:span text:style-name="T1">mouse evtest:</text:span></text:p>
      <text:p text:style-name="P2"/>
      <text:p text:style-name="P2"><text:span text:style-name="T1">Event: time 1490949084.613369, -------------- SYN_REPORT ------------</text:span></text:p>
      <text:p text:style-name="P2"/>
      <text:p text:style-name="P2"><text:span text:style-name="T1">Event: time 1490949084.629402, type 2 (EV_REL), code 0 (REL_X), value -3</text:span></text:p>
      <text:p text:style-name="P2"><text:span text:style-name="T1">Event: time 1490949084.629402, -------------- SYN_REPORT ------------</text:span></text:p>
      <text:p text:style-name="P2"><text:span text:style-name="T1">Event: time 1490949084.637334, type 2 (EV_REL), code 0 (REL_X), value -2</text:span></text:p>
      <text:p text:style-name="P2"><text:span text:style-name="T1">Event: time 1490949084.637334, -------------- SYN_REPORT ------------</text:span></text:p>
      <text:p text:style-name="P2"><text:span text:style-name="T1">Event: time 1490949084.645245, type 2 (EV_REL), code 0 (REL_X), value -2</text:span></text:p>
      <text:p text:style-name="P2"><text:span text:style-name="T1">Event: time 1490949084.645245, type 2 (EV_REL), code 1 (REL_Y), value -1</text:span><text:line-break/><text:line-break/></text:p>
      <text:p text:style-name="P4">Event: time 1490949086.495173, type 4 (EV_MSC), code 4 (MSC_SCAN), value 90001</text:p>
      <text:p text:style-name="P4">Event: time 1490949086.495173, type 1 (EV_KEY), code 272 (BTN_LEFT), value 0</text:p>
      <text:p text:style-name="P4">Event: time 1490949086.495173, -------------- SYN_REPORT ------------</text:p>
      <text:p text:style-name="P4">Event: time 1490949087.149252, type 4 (EV_MSC), code 4 (MSC_SCAN), value 90002</text:p>
      <text:p text:style-name="P4">Event: time 1490949087.149252, type 1 (EV_KEY), code 273 (BTN_RIGHT), value 1</text:p>
      <text:p text:style-name="P4">Event: time 1490949087.149252, -------------- SYN_REPORT ------------</text:p>
      <text:p text:style-name="P4">Event: time 1490949087.283231, type 4 (EV_MSC), code 4 (MSC_SCAN), value 90002</text:p>
      <text:p text:style-name="P4">Event: time 1490949087.283231, type 1 (EV_KEY), code 273 (BTN_RIGHT), value 0</text:p>
      <text:p text:style-name="P4">Event: time 1490949087.283231, -------------- SYN_REPORT ------------</text:p>
      <text:p text:style-name="P4">Event: time 1490949089.109345, type 4 (EV_MSC), code 4 (MSC_SCAN), value 90003</text:p>
      <text:p text:style-name="P4">Event: time 1490949089.109345, type 1 (EV_KEY), code 274 (BTN_MIDDLE), value 1</text:p>
      <text:p text:style-name="P4">Event: time 1490949089.109345, -------------- SYN_REPORT ------------</text:p>
      <text:p text:style-name="P4">Event: time 1490949089.251186, type 4 (EV_MSC), code 4 (MSC_SCAN), value 90003</text:p>
      <text:p text:style-name="P4">Event: time 1490949089.251186, type 1 (EV_KEY), code 274 (BTN_MIDDLE), value 0</text:p>
      <text:p text:style-name="P4">Event: time 1490949089.251186, -------------- SYN_REPORT ------------</text:p>
      <text:p text:style-name="P4"/>
      <text:p text:style-name="P4">Event: time 1490949092.109330, type 2 (EV_REL), code 8 (REL_WHEEL), value 1</text:p>
      <text:p text:style-name="P4">Event: time 1490949092.109330, -------------- SYN_REPORT ------------</text:p>
      <text:p text:style-name="P4">Event: time 1490949092.197256, type 2 (EV_REL), code 8 (REL_WHEEL), value 1</text:p>
      <text:p text:style-name="P4">Event: time 1490949092.197256, -------------- SYN_REPORT ------------</text:p>
      <text:p text:style-name="P4">Event: time 1490949092.315140, type 2 (EV_REL), code 8 (REL_WHEEL), value -1</text:p>
      <text:p text:style-name="P4">Event: time 1490949092.315140, -------------- SYN_REPORT ------------</text:p>
      <text:p text:style-name="P4">Event: time 1490949092.369303, type 2 (EV_REL), code 8 (REL_WHEEL), value -1</text:p>
      <text:p text:style-name="P4">Event: time 1490949092.369303, -------------- SYN_REPORT ------------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29:08.402222315</meta:creation-date>
    <dc:date>2017-03-31T22:27:22.910391554</dc:date>
    <meta:editing-duration>PT10H57M3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61" meta:word-count="455" meta:character-count="4083" meta:non-whitespace-character-count="3627"/>
  </office:meta>
</office:document-meta>
</file>